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15"/>
        </table:table-row>
        <table:table-row table:style-name="ro2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1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 table:number-rows-repeated="44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5"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8">
            <text:p>4,8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9">
            <text:p>5,9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15"/>
        </table:table-row>
        <table:table-row table:style-name="ro2">
          <table:table-cell table:formula="of:=[PunktVergabe.A35]" office:value-type="string" office:string-value="Name:">
            <text:p>Name:</text:p>
          </table:table-cell>
          <table:table-cell office:value-type="string">
            <text:p>Big Bowl Noodle Udon Flavou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14"/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.6">
            <text:p>3,6</text:p>
          </table:table-cell>
          <table:table-cell table:number-columns-repeated="14"/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14"/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14"/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95">
            <text:p>5,9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.09.2010</text:date>, <text:time>15:5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ebastian Brandt</meta:initial-creator>
    <meta:creation-date>2008-06-28T18:27:06</meta:creation-date>
    <dc:creator>Kristoph Werner</dc:creator>
    <dc:date>2010-09-04T15:51:11.89</dc:date>
    <meta:editing-cycles>28</meta:editing-cycles>
    <meta:editing-duration>PT03H35M02S</meta:editing-duration>
    <meta:document-statistic meta:table-count="2" meta:cell-count="503" meta:object-count="0"/>
    <meta:user-defined meta:name="Info 1"/>
    <meta:user-defined meta:name="Info 2"/>
    <meta:user-defined meta:name="Info 3"/>
    <meta:user-defined meta:name="Info 4"/>
  </office:meta>
</office:document-meta>
</file>